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d5a1" officeooo:paragraph-rsid="0013d5a1"/>
    </style:style>
    <style:style style:name="P2" style:family="paragraph" style:parent-style-name="Standard">
      <style:text-properties officeooo:rsid="0013c045" officeooo:paragraph-rsid="0013c045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os de Uso <text:span text:style-name="T1"/></text:p>
      <text:p text:style-name="P2"/>
      <text:p text:style-name="P2">U-1: Login - Autenticación , Usuarios para dar privilegios de miembro.</text:p>
      <text:p text:style-name="P2"/>
      <text:p text:style-name="P2">U-2: Registro - <text:s/>Registrar usuario invitado en usuario miembro y así poder hacer login.</text:p>
      <text:p text:style-name="P2"/>
      <text:p text:style-name="P2">U-3: Gestionar Usuarios: usuario admin puede cambiar los datos de los usuarios y eliminar(editar) usuarios de la base de datos.</text:p>
      <text:p text:style-name="P2"/>
      <text:p text:style-name="P2">U-4: <text:s/>Ver datos usuario: El usuario miembro y administrador pueden ver los datos de usuarios, los usuarios miembro solo pueden ver el suyo, pero el admin pueder ver todos.</text:p>
      <text:p text:style-name="P2"/>
      <text:p text:style-name="P2">U-5: Donaciones: El usuario miembro puede ir a un postal externo de paypal para realizar donaciones a la asociación.</text:p>
      <text:p text:style-name="P2"/>
      <text:p text:style-name="P2">U-6: Ver contenido: Todos los tipos de usuario(no miembro, miembro, admin) pueden ver el contenido de la web.</text:p>
      <text:p text:style-name="P2"/>
      <text:p text:style-name="P2">U-7: Modificar contenido de la web(noticias,eventos, actividades) solo puede hacerlo en usuario admin.</text:p>
      <text:p text:style-name="P2"/>
      <text:p text:style-name="P2">U-8: Ver donaciones:El usuario admin puede ver las donaciones realizadas por los miembr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5T19:45:15.144106600</meta:creation-date>
    <dc:date>2026-01-15T21:32:48.676188800</dc:date>
    <meta:editing-duration>PT1H37M18S</meta:editing-duration>
    <meta:editing-cycles>1</meta:editing-cycles>
    <meta:document-statistic meta:table-count="0" meta:image-count="0" meta:object-count="0" meta:page-count="1" meta:paragraph-count="9" meta:word-count="140" meta:character-count="885" meta:non-whitespace-character-count="751"/>
    <meta:generator>LibreOffice/25.8.3.2$Windows_X86_64 LibreOffice_project/8ca8d55c161d602844f5428fa4b58097424e324e</meta:generator>
  </office:meta>
</office:document-meta>
</file>